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-BoldMT" svg:font-family="Arial-BoldMT"/>
    <style:font-face style:name="Arial-BoldItalicMT" svg:font-family="Arial-BoldItalicMT" style:font-family-generic="script"/>
    <style:font-face style:name="Arial-Black" svg:font-family="Arial-Black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-Black" fo:font-size="14pt" fo:font-style="normal" fo:text-shadow="none" style:text-underline-style="none" fo:font-weight="normal" style:text-underline-mode="continuous" style:text-overline-mode="continuous" style:text-line-through-mode="continuous" style:font-name-asian="Arial-Black" style:font-size-asian="14pt" style:font-style-asian="normal" style:font-weight-asian="normal" style:font-name-complex="Arial-Black" style:font-size-complex="7.94999980926514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MT" fo:font-size="10pt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font-style-asian="normal" style:font-weight-asian="normal" style:font-name-complex="ArialMT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-BoldItalicMT" fo:font-size="10pt" fo:font-style="italic" fo:text-shadow="none" style:text-underline-style="none" fo:font-weight="bold" style:text-underline-mode="continuous" style:text-overline-mode="continuous" style:text-line-through-mode="continuous" style:font-name-asian="Arial-BoldItalicMT" style:font-size-asian="10pt" style:font-style-asian="italic" style:font-weight-asian="bold" style:font-name-complex="Arial-BoldItalicMT" style:font-size-complex="5.65000009536743pt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MT" fo:font-size="9pt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font-style-asian="normal" style:font-weight-asian="normal" style:font-name-complex="ArialMT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MT" fo:font-style="normal" fo:text-shadow="none" style:text-underline-style="none" fo:font-weight="normal" style:text-underline-mode="continuous" style:text-overline-mode="continuous" style:text-line-through-mode="continuous" style:font-name-asian="ArialMT" style:font-style-asian="normal" style:font-weight-asian="normal" style:font-name-complex="ArialM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-BoldMT" fo:font-size="10pt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font-style-asian="normal" style:font-weight-asian="bold" style:font-name-complex="Arial-BoldMT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MT" fo:font-size="9pt" style:font-name-asian="ArialMT" style:font-size-asian="9pt" style:font-name-complex="ArialMT" style:font-size-complex="5.09999990463257pt"/>
    </style:style>
    <style:style style:name="T2" style:family="text">
      <style:text-properties style:font-name="ArialMT" fo:font-size="5pt" style:font-name-asian="ArialMT" style:font-size-asian="5pt" style:font-name-complex="ArialMT" style:font-size-complex="2.90000009536743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row table:style-name="ro2">
          <table:table-cell table:style-name="ce1" office:value-type="string">
            <text:p>Duditerm 570</text:p>
          </table:table-cell>
        </table:table-row>
        <table:table-row table:style-name="ro1">
          <table:table-cell office:value-type="string">
            <text:p>Клей-расплав на основе полимеров ЭВА (этиленвинилацетат). Характеризуется средне-низкой вязкостью и хоро-</text:p>
          </table:table-cell>
        </table:table-row>
        <table:table-row table:style-name="ro1">
          <table:table-cell office:value-type="string">
            <text:p>шей теплостойкостью. Благодаря отличной клеевой способности Duditerm 570 используют для облицовки различ-</text:p>
          </table:table-cell>
        </table:table-row>
        <table:table-row table:style-name="ro1">
          <table:table-cell office:value-type="string">
            <text:p>ных типов прямолинейных кромок и софтформинга на автоматических кромкооблицовочных станках.</text:p>
          </table:table-cell>
        </table:table-row>
        <table:table-row table:style-name="ro1">
          <table:table-cell table:style-name="ce3" office:value-type="string">
            <text:p>Характеристики:</text:p>
          </table:table-cell>
        </table:table-row>
        <table:table-row table:style-name="ro1">
          <table:table-cell table:style-name="ce4" office:value-type="string">
            <text:p>Клей-расплав на основе синтетических полимеров</text:p>
          </table:table-cell>
        </table:table-row>
        <table:table-row table:style-name="ro1">
          <table:table-cell table:style-name="ce4" office:value-type="string">
            <text:p>Физическое состояние гранулы</text:p>
          </table:table-cell>
        </table:table-row>
        <table:table-row table:style-name="ro1">
          <table:table-cell table:style-name="ce4" office:value-type="string">
            <text:p>Цвет натуральный</text:p>
          </table:table-cell>
        </table:table-row>
        <table:table-row table:style-name="ro1">
          <table:table-cell table:style-name="ce4" office:value-type="string">
            <text:p>Вязкость 35 000 ±5 000 мПа􀑍с</text:p>
          </table:table-cell>
        </table:table-row>
        <table:table-row table:style-name="ro1">
          <table:table-cell table:style-name="ce4" office:value-type="string">
            <text:p>Точка размягчения полимера 95 ±3 °C</text:p>
          </table:table-cell>
        </table:table-row>
        <table:table-row table:style-name="ro1">
          <table:table-cell table:style-name="ce3" office:value-type="string">
            <text:p>Условия использования</text:p>
          </table:table-cell>
        </table:table-row>
        <table:table-row table:style-name="ro1">
          <table:table-cell table:style-name="ce4" office:value-type="string">
            <text:p>Влажность материала 8 — 10%</text:p>
          </table:table-cell>
        </table:table-row>
        <table:table-row table:style-name="ro1">
          <table:table-cell table:style-name="ce4" office:value-type="string">
            <text:p>Относительная влажность воздуха 65 — 75%</text:p>
          </table:table-cell>
        </table:table-row>
        <table:table-row table:style-name="ro1">
          <table:table-cell table:style-name="ce4" office:value-type="string">
            <text:p>Температура помещения и материалов &gt;15 °С</text:p>
          </table:table-cell>
        </table:table-row>
        <table:table-row table:style-name="ro1">
          <table:table-cell table:style-name="ce4" office:value-type="string">
            <text:p>Температура клея в емкости 170 — 190 °С</text:p>
          </table:table-cell>
        </table:table-row>
        <table:table-row table:style-name="ro1">
          <table:table-cell table:style-name="ce4" office:value-type="string">
            <text:p>Температура на ролике 200 — 220 °С</text:p>
          </table:table-cell>
        </table:table-row>
        <table:table-row table:style-name="ro1">
          <table:table-cell table:style-name="ce4" office:value-type="string">
            <text:p>Скорость подачи заготовки &gt;15 м/мин</text:p>
          </table:table-cell>
        </table:table-row>
        <table:table-row table:style-name="ro1">
          <table:table-cell table:style-name="ce5" office:value-type="string">
            <text:p><text:span text:style-name="T1">Давление со стороны прижимного ролика 3 — 5 кг/см</text:span><text:span text:style-name="T2">2</text:span></text:p>
          </table:table-cell>
        </table:table-row>
        <table:table-row table:style-name="ro1">
          <table:table-cell table:style-name="ce5" office:value-type="string">
            <text:p><text:span text:style-name="T1">Расход клея 200 — 300 г/м</text:span><text:span text:style-name="T2">2</text:span></text:p>
          </table:table-cell>
        </table:table-row>
        <table:table-row table:style-name="ro1">
          <table:table-cell table:style-name="ce6" office:value-type="string">
            <text:p>Применение:</text:p>
          </table:table-cell>
        </table:table-row>
        <table:table-row table:style-name="ro1">
          <table:table-cell office:value-type="string">
            <text:p>Duditerm 570 применяют для облицовывания прямолинейных кромок на автоматическом кромкооблицовочном</text:p>
          </table:table-cell>
        </table:table-row>
        <table:table-row table:style-name="ro1">
          <table:table-cell office:value-type="string">
            <text:p>станке для различных материалов (ПВХ, АБС, полиэстер, меламиновый ламинат, меламиновая бумага, натуральный</text:p>
          </table:table-cell>
        </table:table-row>
        <table:table-row table:style-name="ro1">
          <table:table-cell office:value-type="string">
            <text:p>шпон, массивная древесина) там, где простота применения сочетается с хорошей теплостойкостью.</text:p>
          </table:table-cell>
        </table:table-row>
        <table:table-row table:style-name="ro1">
          <table:table-cell table:style-name="ce6" office:value-type="string">
            <text:p>Инструкция по применению:</text:p>
          </table:table-cell>
        </table:table-row>
        <table:table-row table:style-name="ro1">
          <table:table-cell office:value-type="string">
            <text:p>Перед началом работы следует проверить, чтобы склеиваемые края были чистыми и не имели пыли, так как пыль</text:p>
          </table:table-cell>
        </table:table-row>
        <table:table-row table:style-name="ro1">
          <table:table-cell office:value-type="string">
            <text:p>способствует плохой адгезии клея. Во избежание дефектов склеивания вследствие несовпадения поверхностей</text:p>
          </table:table-cell>
        </table:table-row>
        <table:table-row table:style-name="ro1">
          <table:table-cell office:value-type="string">
            <text:p>необходимо отрегулировать давление прижимного ролика. Температуру клея в ванне и на ролике необходимо</text:p>
          </table:table-cell>
        </table:table-row>
        <table:table-row table:style-name="ro1">
          <table:table-cell office:value-type="string">
            <text:p>контролировать с помощью контрольного термометра во избежание неточных показаний некалиброванных</text:p>
          </table:table-cell>
        </table:table-row>
        <table:table-row table:style-name="ro1">
          <table:table-cell office:value-type="string">
            <text:p>стационарных термометров.</text:p>
          </table:table-cell>
        </table:table-row>
        <table:table-row table:style-name="ro1">
          <table:table-cell office:value-type="string">
            <text:p>Клей наносится равномерно. Количество наносимого клея зависит от типа основы и кромки. Недостаточное</text:p>
          </table:table-cell>
        </table:table-row>
        <table:table-row table:style-name="ro1">
          <table:table-cell office:value-type="string">
            <text:p>количество клея может послужить причиной плохого склеивания поверхностей, тогда как избыточное количество</text:p>
          </table:table-cell>
        </table:table-row>
        <table:table-row table:style-name="ro1">
          <table:table-cell office:value-type="string">
            <text:p>клея делает видимым клеевой шов и загрязняет оборудование и материал.</text:p>
          </table:table-cell>
        </table:table-row>
        <table:table-row table:style-name="ro1">
          <table:table-cell office:value-type="string">
            <text:p>Материалы, подлежащие склеиванию, должны иметь температуру не ниже 16 °С, для того чтобы избежать контакта</text:p>
          </table:table-cell>
        </table:table-row>
        <table:table-row table:style-name="ro1">
          <table:table-cell office:value-type="string">
            <text:p>расплавленного клея с холодным материалом, который влечет за собой снижение смачиваемости и дефекты</text:p>
          </table:table-cell>
        </table:table-row>
        <table:table-row table:style-name="ro1">
          <table:table-cell office:value-type="string">
            <text:p>склеивания.</text:p>
          </table:table-cell>
        </table:table-row>
        <table:table-row table:style-name="ro1">
          <table:table-cell office:value-type="string">
            <text:p>Скорость подачи кромочной ленты не должна быть ниже 15 метров в минуту во избежание чрезмерного охлаждения</text:p>
          </table:table-cell>
        </table:table-row>
        <table:table-row table:style-name="ro1">
          <table:table-cell office:value-type="string">
            <text:p>клея до прессования. В случае, когда необходимо работать при более низких скоростях, необходимо избегать</text:p>
          </table:table-cell>
        </table:table-row>
        <table:table-row table:style-name="ro1">
          <table:table-cell office:value-type="string">
            <text:p>охлаждения материалов путем разогрева с помощью горячего воздуха, увеличением температуры на ролике,</text:p>
          </table:table-cell>
        </table:table-row>
        <table:table-row table:style-name="ro1">
          <table:table-cell office:value-type="string">
            <text:p>нагреванием основы и кромки. В случае облицовывания трудных кромок, таких как меламиновый ламинат, который</text:p>
          </table:table-cell>
        </table:table-row>
        <table:table-row table:style-name="ro1">
          <table:table-cell office:value-type="string">
            <text:p>может содержать следы пергамина, рекомендуется применение праймера для увеличения адгезионных свойств</text:p>
          </table:table-cell>
        </table:table-row>
        <table:table-row table:style-name="ro1">
          <table:table-cell office:value-type="string">
            <text:p>клея.</text:p>
          </table:table-cell>
        </table:table-row>
        <table:table-row table:style-name="ro1">
          <table:table-cell office:value-type="string">
            <text:p>Во время перерывов (обеденный перерыв, длительная остановка) рекомендуется снижать температуру разогрева</text:p>
          </table:table-cell>
        </table:table-row>
        <table:table-row table:style-name="ro1">
          <table:table-cell office:value-type="string">
            <text:p>в ванне на 30 –40 °С во избежание окислительных процессов во время перегрева клея. Клеевую ванну необходимо</text:p>
          </table:table-cell>
        </table:table-row>
        <table:table-row table:style-name="ro1">
          <table:table-cell office:value-type="string">
            <text:p>очищать от клеевых отложений, которые провоцируют потерю проводки тепла. Склеиваемые материалы различаются</text:p>
          </table:table-cell>
        </table:table-row>
        <table:table-row table:style-name="ro1">
          <table:table-cell office:value-type="string">
            <text:p>по свойствам адгезии, поэтому необходимо проводить испытания новой партии материалов. Устойчивость к высоким</text:p>
          </table:table-cell>
        </table:table-row>
        <table:table-row table:style-name="ro1">
          <table:table-cell office:value-type="string">
            <text:p>и низким температурам зависит не только от качества склейки, но также от типа материала, предназначенного</text:p>
          </table:table-cell>
        </table:table-row>
        <table:table-row table:style-name="ro1">
          <table:table-cell office:value-type="string">
            <text:p>для склеивания, от способности материалов сгибаться и удлиняться, от продолжительности склейки и от рабочей</text:p>
          </table:table-cell>
        </table:table-row>
        <table:table-row table:style-name="ro1">
          <table:table-cell office:value-type="string">
            <text:p>температуры.</text:p>
          </table:table-cell>
        </table:table-row>
        <table:table-row table:style-name="ro1">
          <table:table-cell table:style-name="ce6" office:value-type="string">
            <text:p>Хранение:</text:p>
          </table:table-cell>
        </table:table-row>
        <table:table-row table:style-name="ro1">
          <table:table-cell office:value-type="string">
            <text:p>Срок хранения клея в сухом, прохладном помещении не менее 12 месяцев.</text:p>
          </table:table-cell>
        </table:table-row>
        <table:table-row table:style-name="ro1">
          <table:table-cell office:value-type="string">
            <text:p>Содержание технической спецификации имеет общий характер и не является гарантией,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-BoldMT" svg:font-family="Arial-BoldMT"/>
    <style:font-face style:name="Arial-BoldItalicMT" svg:font-family="Arial-BoldItalicMT" style:font-family-generic="script"/>
    <style:font-face style:name="Arial-Black" svg:font-family="Arial-Black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2.12.2015</text:date>, <text:time>10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M14S</meta:editing-duration>
    <meta:editing-cycles>4</meta:editing-cycles>
    <meta:generator>OpenOffice.org/3.3$Win32 OpenOffice.org_project/330m20$Build-9567</meta:generator>
    <dc:date>2015-12-02T10:03:39.29</dc:date>
    <dc:creator>логнлг 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